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366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2.255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gr1" style:family="graphic">
      <style:graphic-properties draw:ole-draw-aspect="1"/>
    </style:style>
  </office:automatic-styles>
  <office:body>
    <office:spreadsheet>
      <table:table table:name="sysbench" table:style-name="ta1">
        <table:shapes>
          <draw:frame draw:z-index="0" draw:style-name="gr1" svg:width="15in" svg:height="8in" svg:x="4.5035in" svg:y="1.8874in">
            <draw:object draw:notify-on-update-of-ranges="sysbench.A2:sysbench.A7 sysbench.D2:sysbench.D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in" svg:height="8in" svg:x="5.8307in" svg:y="11.5047in">
            <draw:object draw:notify-on-update-of-ranges="sysbench.I5:sysbench.I6 sysbench.H5:sysbench.H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>
            <text:p>Events</text:p>
          </table:table-cell>
          <table:table-cell office:value-type="string">
            <text:p>Execution time (s)</text:p>
          </table:table-cell>
          <table:table-cell office:value-type="string">
            <text:p>Calculations per second</text:p>
          </table:table-cell>
          <table:table-cell table:number-columns-repeated="2"/>
          <table:table-cell office:value-type="string">
            <text:p>x86 cost</text:p>
          </table:table-cell>
          <table:table-cell table:style-name="ce1" office:value-type="currency" office:currency="USD" office:value="4703.91">
            <text:p>$4,703.91</text:p>
          </table:table-cell>
          <table:table-cell/>
        </table:table-row>
        <table:table-row table:style-name="ro1">
          <table:table-cell office:value-type="string">
            <text:p>x86, single thread</text:p>
          </table:table-cell>
          <table:table-cell office:value-type="float" office:value="58640">
            <text:p>58640</text:p>
          </table:table-cell>
          <table:table-cell office:value-type="float" office:value="59.9238">
            <text:p>59.9238</text:p>
          </table:table-cell>
          <table:table-cell table:formula="of:=[.B2]/[.C2]" office:value-type="float" office:value="978.576125012099">
            <text:p>978.5761250121</text:p>
          </table:table-cell>
          <table:table-cell table:number-columns-repeated="2"/>
          <table:table-cell office:value-type="string">
            <text:p>ARM cost</text:p>
          </table:table-cell>
          <table:table-cell table:style-name="ce1" office:value-type="currency" office:currency="USD" office:value="865.95">
            <text:p>$865.95</text:p>
          </table:table-cell>
          <table:table-cell/>
        </table:table-row>
        <table:table-row table:style-name="ro1">
          <table:table-cell office:value-type="string">
            <text:p>ARM, single thread</text:p>
          </table:table-cell>
          <table:table-cell office:value-type="float" office:value="3199">
            <text:p>3199</text:p>
          </table:table-cell>
          <table:table-cell office:value-type="float" office:value="59.9946">
            <text:p>59.9946</text:p>
          </table:table-cell>
          <table:table-cell table:formula="of:=[.B3]/[.C3]" office:value-type="float" office:value="53.3214655985705">
            <text:p>53.3214655986</text:p>
          </table:table-cell>
          <table:table-cell table:number-columns-repeated="5"/>
        </table:table-row>
        <table:table-row table:style-name="ro1">
          <table:table-cell office:value-type="string">
            <text:p>x86, 4 threads</text:p>
          </table:table-cell>
          <table:table-cell office:value-type="float" office:value="234474">
            <text:p>234474</text:p>
          </table:table-cell>
          <table:table-cell table:formula="of:=239.4987/4" office:value-type="float" office:value="59.874675">
            <text:p>59.874675</text:p>
          </table:table-cell>
          <table:table-cell table:formula="of:=[.B4]/[.C4]" office:value-type="float" office:value="3916.07971149739">
            <text:p>3916.0797114974</text:p>
          </table:table-cell>
          <table:table-cell table:number-columns-repeated="5"/>
        </table:table-row>
        <table:table-row table:style-name="ro1">
          <table:table-cell office:value-type="string">
            <text:p>ARM, 4 cores</text:p>
          </table:table-cell>
          <table:table-cell office:value-type="float" office:value="12730">
            <text:p>12730</text:p>
          </table:table-cell>
          <table:table-cell table:formula="of:=239.9595/4" office:value-type="float" office:value="59.989875">
            <text:p>59.989875</text:p>
          </table:table-cell>
          <table:table-cell table:formula="of:=[.B5]/[.C5]" office:value-type="float" office:value="212.202475834464">
            <text:p>212.2024758345</text:p>
          </table:table-cell>
          <table:table-cell table:number-columns-repeated="2"/>
          <table:table-cell office:value-type="string">
            <text:p>Calculations per second per dollar</text:p>
          </table:table-cell>
          <table:table-cell table:formula="of:=[.D6]/[.H1]" office:value-type="float" office:value="3.33006346762365">
            <text:p>3.3300634676</text:p>
          </table:table-cell>
          <table:table-cell office:value-type="string">
            <text:p>x86</text:p>
          </table:table-cell>
        </table:table-row>
        <table:table-row table:style-name="ro1">
          <table:table-cell office:value-type="string">
            <text:p>x86, full cluster (16 threads)</text:p>
          </table:table-cell>
          <table:table-cell table:number-columns-repeated="2"/>
          <table:table-cell table:formula="of:=[.D4]*4" office:value-type="float" office:value="15664.3188459896">
            <text:p>15664.3188459896</text:p>
          </table:table-cell>
          <table:table-cell table:number-columns-repeated="3"/>
          <table:table-cell table:formula="of:=[.D7]/[.H2]" office:value-type="float" office:value="0.980206597768757">
            <text:p>0.9802065978</text:p>
          </table:table-cell>
          <table:table-cell office:value-type="string">
            <text:p>ARM</text:p>
          </table:table-cell>
        </table:table-row>
        <table:table-row table:style-name="ro1">
          <table:table-cell office:value-type="string">
            <text:p>ARM, full cluster (16 threads)</text:p>
          </table:table-cell>
          <table:table-cell table:number-columns-repeated="2"/>
          <table:table-cell table:formula="of:=[.D5]*4" office:value-type="float" office:value="848.809903337855">
            <text:p>848.8099033379</text:p>
          </table:table-cell>
          <table:table-cell table:number-columns-repeated="5"/>
        </table:table-row>
      </table:table>
      <table:table table:name="nbench" table:style-name="ta1">
        <table:shapes>
          <draw:frame draw:z-index="0" draw:style-name="gr1" svg:width="10in" svg:height="8in" svg:x="5.7291in" svg:y="0.4543in">
            <draw:object draw:notify-on-update-of-ranges="nbench.B1:nbench.D1 nbench.A2:nbench.A2 nbench.B2:nbench.D2 nbench.A3:nbench.A3 nbench.B3:nbench.D3 nbench.A4:nbench.A4 nbench.B4:nbench.D4 nbench.A5:nbench.A5 nbench.B5:nbench.D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5429in" svg:x="5.772in" svg:y="9.078in">
            <draw:object draw:notify-on-update-of-ranges="nbench.B7:nbench.D7 nbench.A8:nbench.A8 nbench.B8:nbench.D8 nbench.A9:nbench.A9 nbench.B9:nbench.D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0in" svg:height="8in" svg:x="14.1843in" svg:y="11.7362in">
            <draw:object draw:notify-on-update-of-ranges="nbench.B15:nbench.D15 nbench.A16:nbench.A16 nbench.B16:nbench.D16 nbench.A17:nbench.A17 nbench.B17:nbench.D1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10in" svg:height="8in" svg:x="16.287in" svg:y="3.2551in">
            <draw:object draw:notify-on-update-of-ranges="nbench.B20:nbench.D20 nbench.A21:nbench.A21 nbench.B21:nbench.D21 nbench.A22:nbench.A22 nbench.B22:nbench.D2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Memory</text:p>
          </table:table-cell>
          <table:table-cell office:value-type="string">
            <text:p>Integer</text:p>
          </table:table-cell>
          <table:table-cell office:value-type="string">
            <text:p>Floating Point</text:p>
          </table:table-cell>
        </table:table-row>
        <table:table-row table:style-name="ro1">
          <table:table-cell office:value-type="string">
            <text:p>x86 With Optimizations</text:p>
          </table:table-cell>
          <table:table-cell office:value-type="float" office:value="20.706">
            <text:p>20.706</text:p>
          </table:table-cell>
          <table:table-cell office:value-type="float" office:value="18.594">
            <text:p>18.594</text:p>
          </table:table-cell>
          <table:table-cell office:value-type="float" office:value="30.592">
            <text:p>30.592</text:p>
          </table:table-cell>
        </table:table-row>
        <table:table-row table:style-name="ro1">
          <table:table-cell office:value-type="string">
            <text:p>x86, No Optimizations</text:p>
          </table:table-cell>
          <table:table-cell office:value-type="float" office:value="9.218">
            <text:p>9.218</text:p>
          </table:table-cell>
          <table:table-cell office:value-type="float" office:value="5.426">
            <text:p>5.426</text:p>
          </table:table-cell>
          <table:table-cell office:value-type="float" office:value="11.767">
            <text:p>11.767</text:p>
          </table:table-cell>
        </table:table-row>
        <table:table-row table:style-name="ro1">
          <table:table-cell office:value-type="string">
            <text:p>ARM With Optimizations</text:p>
          </table:table-cell>
          <table:table-cell office:value-type="float" office:value="6.917">
            <text:p>6.917</text:p>
          </table:table-cell>
          <table:table-cell office:value-type="float" office:value="6.671">
            <text:p>6.671</text:p>
          </table:table-cell>
          <table:table-cell office:value-type="float" office:value="6.359">
            <text:p>6.359</text:p>
          </table:table-cell>
        </table:table-row>
        <table:table-row table:style-name="ro1">
          <table:table-cell office:value-type="string">
            <text:p>ARM, No Optimizations</text:p>
          </table:table-cell>
          <table:table-cell office:value-type="float" office:value="2.567">
            <text:p>2.567</text:p>
          </table:table-cell>
          <table:table-cell office:value-type="float" office:value="2.045">
            <text:p>2.045</text:p>
          </table:table-cell>
          <table:table-cell office:value-type="float" office:value="2.706">
            <text:p>2.706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/>
          <table:table-cell office:value-type="string">
            <text:p>Memory</text:p>
          </table:table-cell>
          <table:table-cell office:value-type="string">
            <text:p>Integer</text:p>
          </table:table-cell>
          <table:table-cell office:value-type="string">
            <text:p>Floating Point</text:p>
          </table:table-cell>
        </table:table-row>
        <table:table-row table:style-name="ro1">
          <table:table-cell office:value-type="string">
            <text:p>x86</text:p>
          </table:table-cell>
          <table:table-cell table:formula="of:=[.B2]/[sysbench.$H$1]" office:value-type="float" office:value="0.00440186993373598">
            <text:p>0.0044018699</text:p>
          </table:table-cell>
          <table:table-cell table:formula="of:=[.C2]/[sysbench.$H$1]" office:value-type="float" office:value="0.00395288175156412">
            <text:p>0.0039528818</text:p>
          </table:table-cell>
          <table:table-cell table:formula="of:=[.D2]/[sysbench.$H$1]" office:value-type="float" office:value="0.00650352579024684">
            <text:p>0.0065035258</text:p>
          </table:table-cell>
        </table:table-row>
        <table:table-row table:style-name="ro1">
          <table:table-cell office:value-type="string">
            <text:p>ARM</text:p>
          </table:table-cell>
          <table:table-cell table:formula="of:=[.B4]/[sysbench.$H$2]" office:value-type="float" office:value="0.00798775910849356">
            <text:p>0.0079877591</text:p>
          </table:table-cell>
          <table:table-cell table:formula="of:=[.C4]/[sysbench.$H$2]" office:value-type="float" office:value="0.00770367804145736">
            <text:p>0.007703678</text:p>
          </table:table-cell>
          <table:table-cell table:formula="of:=[.D4]/[sysbench.$H$2]" office:value-type="float" office:value="0.0073433801027773">
            <text:p>0.0073433801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">
          <table:table-cell office:value-type="string">
            <text:p>Normalization factor</text:p>
          </table:table-cell>
          <table:table-cell table:formula="of:=1/[.B9]" office:value-type="float" office:value="125.191557033396">
            <text:p>125.1915570334</text:p>
          </table:table-cell>
          <table:table-cell table:formula="of:=1/[.C9]" office:value-type="float" office:value="129.808124718933">
            <text:p>129.8081247189</text:p>
          </table:table-cell>
          <table:table-cell table:formula="of:=1/[.D9]" office:value-type="float" office:value="136.177071866646">
            <text:p>136.1770718666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Memory</text:p>
          </table:table-cell>
          <table:table-cell office:value-type="string">
            <text:p>Integer</text:p>
          </table:table-cell>
          <table:table-cell office:value-type="string">
            <text:p>Floating Point</text:p>
          </table:table-cell>
        </table:table-row>
        <table:table-row table:style-name="ro1">
          <table:table-cell office:value-type="string">
            <text:p>x86</text:p>
          </table:table-cell>
          <table:table-cell table:formula="of:=[.B8]*[.B$12]" office:value-type="float" office:value="0.551076950862899">
            <text:p>0.5510769509</text:p>
          </table:table-cell>
          <table:table-cell table:formula="of:=[.C8]*[.C$12]" office:value-type="float" office:value="0.513116167406229">
            <text:p>0.5131161674</text:p>
          </table:table-cell>
          <table:table-cell table:formula="of:=[.D8]*[.D$12]" office:value-type="float" office:value="0.885631098925027">
            <text:p>0.8856310989</text:p>
          </table:table-cell>
        </table:table-row>
        <table:table-row table:style-name="ro1">
          <table:table-cell office:value-type="string">
            <text:p>ARM</text:p>
          </table:table-cell>
          <table:table-cell table:formula="of:=[.B9]*[.B$12]" office:value-type="float" office:value="1">
            <text:p>1</text:p>
          </table:table-cell>
          <table:table-cell table:formula="of:=[.C9]*[.C$12]" office:value-type="float" office:value="1">
            <text:p>1</text:p>
          </table:table-cell>
          <table:table-cell table:formula="of:=[.D9]*[.D$12]" office:value-type="float" office:value="1">
            <text:p>1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number-columns-repeated="4"/>
        </table:table-row>
        <table:table-row table:style-name="ro1">
          <table:table-cell/>
          <table:table-cell office:value-type="string">
            <text:p>Memory</text:p>
          </table:table-cell>
          <table:table-cell office:value-type="string">
            <text:p>Integer</text:p>
          </table:table-cell>
          <table:table-cell office:value-type="string">
            <text:p>Floating Point</text:p>
          </table:table-cell>
        </table:table-row>
        <table:table-row table:style-name="ro1">
          <table:table-cell office:value-type="string">
            <text:p>x86</text:p>
          </table:table-cell>
          <table:table-cell table:formula="of:=[.B2]/[.B$4]" office:value-type="float" office:value="2.99349428943183">
            <text:p>2.9934942894</text:p>
          </table:table-cell>
          <table:table-cell table:formula="of:=[.C2]/[.C$4]" office:value-type="float" office:value="2.78728826262929">
            <text:p>2.7872882626</text:p>
          </table:table-cell>
          <table:table-cell table:formula="of:=[.D2]/[.D$4]" office:value-type="float" office:value="4.81081931121245">
            <text:p>4.8108193112</text:p>
          </table:table-cell>
        </table:table-row>
        <table:table-row table:style-name="ro1">
          <table:table-cell office:value-type="string">
            <text:p>ARM</text:p>
          </table:table-cell>
          <table:table-cell table:formula="of:=[.B4]/[.B$4]" office:value-type="float" office:value="1">
            <text:p>1</text:p>
          </table:table-cell>
          <table:table-cell table:formula="of:=[.C4]/[.C$4]" office:value-type="float" office:value="1">
            <text:p>1</text:p>
          </table:table-cell>
          <table:table-cell table:formula="of:=[.D4]/[.D$4]" office:value-type="float" office:value="1">
            <text:p>1</text:p>
          </table:table-cell>
        </table:table-row>
      </table:table>
      <table:named-expressions/>
      <table:database-ranges>
        <table:database-range table:name="__Anonymous_Sheet_DB__1" table:target-range-address="nbench.A2:nbench.D5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1T18:17:31</meta:creation-date>
    <dc:date>2014-07-12T18:28:51</dc:date>
    <meta:editing-duration>PT46M21S</meta:editing-duration>
    <meta:editing-cycles>7</meta:editing-cycles>
    <meta:generator>LibreOffice/3.5$Linux_X86_64 LibreOffice_project/350m1$Build-2</meta:generator>
    <meta:document-statistic meta:table-count="2" meta:cell-count="8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101cm" svg:height="20.321cm" xlink:href=".." xlink:type="simple" chart:class="chart:bar" chart:style-name="ch1">
        <chart:plot-area chart:style-name="ch2" table:cell-range-address="sysbench.A2:sysbench.A7 sysbench.D2:sysbench.D7" chart:data-source-has-labels="column" svg:x="1.212cm" svg:y="1.759cm" svg:width="35.365cm" svg:height="16.762cm">
          <chartooo:coordinate-region svg:x="8.6cm" svg:y="1.759cm" svg:width="27.213cm" svg:height="15.877cm"/>
          <chart:axis chart:dimension="x" chart:name="primary-x" chart:style-name="ch3" chartooo:axis-type="auto">
            <chartooo:date-scale/>
            <chart:categories table:cell-range-address="sysbench.A2:sysbench.A7"/>
          </chart:axis>
          <chart:axis chart:dimension="y" chart:name="primary-y" chart:style-name="ch4">
            <chart:title svg:x="14.105cm" svg:y="18.928cm" chart:style-name="ch5">
              <text:p>64-bit Integer Calculations per Second</text:p>
            </chart:title>
            <chart:grid chart:style-name="ch6" chart:class="major"/>
          </chart:axis>
          <chart:series chart:style-name="ch7" chart:values-cell-range-address="sysbench.D2:sysbench.D7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x86, single thread</text:p>
                <draw:g>
                  <svg:desc>sysbench.A2:sysbench.A7</svg:desc>
                </draw:g>
              </table:table-cell>
              <table:table-cell office:value-type="float" office:value="978.576125012099">
                <text:p>978.576125012099</text:p>
                <draw:g>
                  <svg:desc>sysbench.D2:sysbench.D7</svg:desc>
                </draw:g>
              </table:table-cell>
            </table:table-row>
            <table:table-row>
              <table:table-cell office:value-type="string">
                <text:p>ARM, single thread</text:p>
              </table:table-cell>
              <table:table-cell office:value-type="float" office:value="53.3214655985705">
                <text:p>53.3214655985705</text:p>
              </table:table-cell>
            </table:table-row>
            <table:table-row>
              <table:table-cell office:value-type="string">
                <text:p>x86, 4 threads</text:p>
              </table:table-cell>
              <table:table-cell office:value-type="float" office:value="3916.07971149739">
                <text:p>3916.07971149739</text:p>
              </table:table-cell>
            </table:table-row>
            <table:table-row>
              <table:table-cell office:value-type="string">
                <text:p>ARM, 4 cores</text:p>
              </table:table-cell>
              <table:table-cell office:value-type="float" office:value="212.202475834464">
                <text:p>212.202475834464</text:p>
              </table:table-cell>
            </table:table-row>
            <table:table-row>
              <table:table-cell office:value-type="string">
                <text:p>x86, full cluster (16 threads)</text:p>
              </table:table-cell>
              <table:table-cell office:value-type="float" office:value="15664.3188459896">
                <text:p>15664.3188459896</text:p>
              </table:table-cell>
            </table:table-row>
            <table:table-row>
              <table:table-cell office:value-type="string">
                <text:p>ARM, full cluster (16 threads)</text:p>
              </table:table-cell>
              <table:table-cell office:value-type="float" office:value="848.809903337855">
                <text:p>848.809903337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9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bar" chart:style-name="ch1">
        <chart:plot-area chart:style-name="ch2" table:cell-range-address="sysbench.H5:sysbench.I6" chart:data-source-has-labels="column" svg:x="1.932cm" svg:y="1.759cm" svg:width="22.453cm" svg:height="17.736cm">
          <chartooo:coordinate-region svg:x="2.945cm" svg:y="2.077cm" svg:width="21.44cm" svg:height="16.533cm"/>
          <chart:axis chart:dimension="x" chart:name="primary-x" chart:style-name="ch3" chartooo:axis-type="auto">
            <chartooo:date-scale/>
            <chart:categories table:cell-range-address="sysbench.I5:sysbench.I6"/>
          </chart:axis>
          <chart:axis chart:dimension="y" chart:name="primary-y" chart:style-name="ch4">
            <chart:title svg:x="0.451cm" svg:y="16.686cm" chart:style-name="ch5">
              <text:p>64-bit Integer Calculations per Second per Dollar</text:p>
            </chart:title>
            <chart:grid chart:style-name="ch6" chart:class="major"/>
          </chart:axis>
          <chart:series chart:style-name="ch7" chart:values-cell-range-address="sysbench.H5:sysbench.H6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x86</text:p>
                <draw:g>
                  <svg:desc>sysbench.I5:sysbench.I6</svg:desc>
                </draw:g>
              </table:table-cell>
              <table:table-cell office:value-type="float" office:value="3.33006346762365">
                <text:p>3.33006346762365</text:p>
                <draw:g>
                  <svg:desc>sysbench.H5:sysbench.H6</svg:desc>
                </draw:g>
              </table:table-cell>
            </table:table-row>
            <table:table-row>
              <table:table-cell office:value-type="string">
                <text:p>ARM</text:p>
              </table:table-cell>
              <table:table-cell office:value-type="float" office:value="0.980206597768757">
                <text:p>0.9802065977687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bar" chart:style-name="ch1">
        <chart:legend chart:legend-position="top" svg:x="5.971cm" svg:y="1.132cm" style:legend-expansion="wide" chart:style-name="ch2"/>
        <chart:plot-area chart:style-name="ch3" table:cell-range-address="nbench.A1:nbench.D5" chart:data-source-has-labels="both" svg:x="0.958cm" svg:y="3.552cm" svg:width="23.427cm" svg:height="14.969cm">
          <chartooo:coordinate-region svg:x="4.587cm" svg:y="3.552cm" svg:width="19.491cm" svg:height="14.084cm"/>
          <chart:axis chart:dimension="x" chart:name="primary-x" chart:style-name="ch4" chartooo:axis-type="auto">
            <chartooo:date-scale/>
            <chart:categories table:cell-range-address="nbench.B1:nbench.D1"/>
          </chart:axis>
          <chart:axis chart:dimension="y" chart:name="primary-y" chart:style-name="ch5">
            <chart:title svg:x="9.14cm" svg:y="18.928cm" chart:style-name="ch6">
              <text:p>Times Faster than Baseline </text:p>
            </chart:title>
            <chart:grid chart:style-name="ch7" chart:class="major"/>
          </chart:axis>
          <chart:series chart:style-name="ch8" chart:values-cell-range-address="nbench.B2:nbench.D2" chart:label-cell-address="nbench.A2:nbench.A2" chart:class="chart:bar">
            <chart:data-point chart:repeated="3"/>
          </chart:series>
          <chart:series chart:style-name="ch9" chart:values-cell-range-address="nbench.B3:nbench.D3" chart:label-cell-address="nbench.A3:nbench.A3" chart:class="chart:bar">
            <chart:data-point chart:repeated="3"/>
          </chart:series>
          <chart:series chart:style-name="ch10" chart:values-cell-range-address="nbench.B4:nbench.D4" chart:label-cell-address="nbench.A4:nbench.A4" chart:class="chart:bar">
            <chart:data-point chart:repeated="3"/>
          </chart:series>
          <chart:series chart:style-name="ch11" chart:values-cell-range-address="nbench.B5:nbench.D5" chart:label-cell-address="nbench.A5:nbench.A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</text:p>
                <draw:g>
                  <svg:desc>nbench.B1:nbench.D1</svg:desc>
                </draw:g>
              </table:table-cell>
              <table:table-cell office:value-type="string">
                <text:p>Integer</text:p>
              </table:table-cell>
              <table:table-cell office:value-type="string">
                <text:p>Floating Point</text:p>
              </table:table-cell>
            </table:table-row>
          </table:table-header-rows>
          <table:table-rows>
            <table:table-row>
              <table:table-cell office:value-type="string">
                <text:p>x86 With Optimizations</text:p>
                <draw:g>
                  <svg:desc>nbench.A2:nbench.A2</svg:desc>
                </draw:g>
              </table:table-cell>
              <table:table-cell office:value-type="float" office:value="20.706">
                <text:p>20.706</text:p>
                <draw:g>
                  <svg:desc>nbench.B2:nbench.D2</svg:desc>
                </draw:g>
              </table:table-cell>
              <table:table-cell office:value-type="float" office:value="18.594">
                <text:p>18.594</text:p>
              </table:table-cell>
              <table:table-cell office:value-type="float" office:value="30.592">
                <text:p>30.592</text:p>
              </table:table-cell>
            </table:table-row>
            <table:table-row>
              <table:table-cell office:value-type="string">
                <text:p>x86, No Optimizations</text:p>
                <draw:g>
                  <svg:desc>nbench.A3:nbench.A3</svg:desc>
                </draw:g>
              </table:table-cell>
              <table:table-cell office:value-type="float" office:value="9.218">
                <text:p>9.218</text:p>
                <draw:g>
                  <svg:desc>nbench.B3:nbench.D3</svg:desc>
                </draw:g>
              </table:table-cell>
              <table:table-cell office:value-type="float" office:value="5.426">
                <text:p>5.426</text:p>
              </table:table-cell>
              <table:table-cell office:value-type="float" office:value="11.767">
                <text:p>11.767</text:p>
              </table:table-cell>
            </table:table-row>
            <table:table-row>
              <table:table-cell office:value-type="string">
                <text:p>ARM With Optimizations</text:p>
                <draw:g>
                  <svg:desc>nbench.A4:nbench.A4</svg:desc>
                </draw:g>
              </table:table-cell>
              <table:table-cell office:value-type="float" office:value="6.917">
                <text:p>6.917</text:p>
                <draw:g>
                  <svg:desc>nbench.B4:nbench.D4</svg:desc>
                </draw:g>
              </table:table-cell>
              <table:table-cell office:value-type="float" office:value="6.671">
                <text:p>6.671</text:p>
              </table:table-cell>
              <table:table-cell office:value-type="float" office:value="6.359">
                <text:p>6.359</text:p>
              </table:table-cell>
            </table:table-row>
            <table:table-row>
              <table:table-cell office:value-type="string">
                <text:p>ARM, No Optimizations</text:p>
                <draw:g>
                  <svg:desc>nbench.A5:nbench.A5</svg:desc>
                </draw:g>
              </table:table-cell>
              <table:table-cell office:value-type="float" office:value="2.567">
                <text:p>2.567</text:p>
                <draw:g>
                  <svg:desc>nbench.B5:nbench.D5</svg:desc>
                </draw:g>
              </table:table-cell>
              <table:table-cell office:value-type="float" office:value="2.045">
                <text:p>2.045</text:p>
              </table:table-cell>
              <table:table-cell office:value-type="float" office:value="2.706">
                <text:p>2.7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6.769cm" svg:y="0.68cm" style:legend-expansion="wide" chart:style-name="ch2"/>
        <chart:plot-area chart:style-name="ch3" table:cell-range-address="nbench.A7:nbench.D9" chart:data-source-has-labels="both" svg:x="1.342cm" svg:y="1.647cm" svg:width="14.018cm" svg:height="6.753cm">
          <chartooo:coordinate-region svg:x="2.507cm" svg:y="1.851cm" svg:width="12.853cm" svg:height="5.893cm"/>
          <chart:axis chart:dimension="x" chart:name="primary-x" chart:style-name="ch4" chartooo:axis-type="auto">
            <chartooo:date-scale/>
            <chart:categories table:cell-range-address="nbench.B7:nbench.D7"/>
          </chart:axis>
          <chart:axis chart:dimension="y" chart:name="primary-y" chart:style-name="ch5">
            <chart:title svg:x="0.451cm" svg:y="7.862cm" chart:style-name="ch6">
              <text:p>Times Faster than Baseline per Dollar</text:p>
            </chart:title>
            <chart:grid chart:style-name="ch7" chart:class="major"/>
          </chart:axis>
          <chart:series chart:style-name="ch8" chart:values-cell-range-address="nbench.B8:nbench.D8" chart:label-cell-address="nbench.A8:nbench.A8" chart:class="chart:bar">
            <chart:data-point chart:repeated="3"/>
          </chart:series>
          <chart:series chart:style-name="ch9" chart:values-cell-range-address="nbench.B9:nbench.D9" chart:label-cell-address="nbench.A9:nbench.A9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</text:p>
                <draw:g>
                  <svg:desc>nbench.B7:nbench.D7</svg:desc>
                </draw:g>
              </table:table-cell>
              <table:table-cell office:value-type="string">
                <text:p>Integer</text:p>
              </table:table-cell>
              <table:table-cell office:value-type="string">
                <text:p>Floating Point</text:p>
              </table:table-cell>
            </table:table-row>
          </table:table-header-rows>
          <table:table-rows>
            <table:table-row>
              <table:table-cell office:value-type="string">
                <text:p>x86</text:p>
                <draw:g>
                  <svg:desc>nbench.A8:nbench.A8</svg:desc>
                </draw:g>
              </table:table-cell>
              <table:table-cell office:value-type="float" office:value="0.00440186993373598">
                <text:p>0.00440186993373598</text:p>
                <draw:g>
                  <svg:desc>nbench.B8:nbench.D8</svg:desc>
                </draw:g>
              </table:table-cell>
              <table:table-cell office:value-type="float" office:value="0.00395288175156412">
                <text:p>0.00395288175156412</text:p>
              </table:table-cell>
              <table:table-cell office:value-type="float" office:value="0.00650352579024684">
                <text:p>0.00650352579024684</text:p>
              </table:table-cell>
            </table:table-row>
            <table:table-row>
              <table:table-cell office:value-type="string">
                <text:p>ARM</text:p>
                <draw:g>
                  <svg:desc>nbench.A9:nbench.A9</svg:desc>
                </draw:g>
              </table:table-cell>
              <table:table-cell office:value-type="float" office:value="0.00798775910849356">
                <text:p>0.00798775910849356</text:p>
                <draw:g>
                  <svg:desc>nbench.B9:nbench.D9</svg:desc>
                </draw:g>
              </table:table-cell>
              <table:table-cell office:value-type="float" office:value="0.00770367804145736">
                <text:p>0.00770367804145736</text:p>
              </table:table-cell>
              <table:table-cell office:value-type="float" office:value="0.0073433801027773">
                <text:p>0.00734338010277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bar" chart:style-name="ch1">
        <chart:legend chart:legend-position="top" svg:x="10.797cm" svg:y="1.132cm" style:legend-expansion="wide" chart:style-name="ch2"/>
        <chart:plot-area chart:style-name="ch3" table:cell-range-address="nbench.A15:nbench.D17" chart:data-source-has-labels="both" svg:x="0.958cm" svg:y="2.804cm" svg:width="23.427cm" svg:height="15.717cm">
          <chartooo:coordinate-region svg:x="4.587cm" svg:y="2.804cm" svg:width="19.415cm" svg:height="14.832cm"/>
          <chart:axis chart:dimension="x" chart:name="primary-x" chart:style-name="ch4" chartooo:axis-type="auto">
            <chartooo:date-scale/>
            <chart:categories table:cell-range-address="nbench.B15:nbench.D15"/>
          </chart:axis>
          <chart:axis chart:dimension="y" chart:name="primary-y" chart:style-name="ch5">
            <chart:title svg:x="8.251cm" svg:y="18.928cm" chart:style-name="ch6">
              <text:p>Normalized Performance per Dollar</text:p>
            </chart:title>
            <chart:grid chart:style-name="ch7" chart:class="major"/>
          </chart:axis>
          <chart:series chart:style-name="ch8" chart:values-cell-range-address="nbench.B16:nbench.D16" chart:label-cell-address="nbench.A16:nbench.A16" chart:class="chart:bar">
            <chart:data-point chart:repeated="3"/>
          </chart:series>
          <chart:series chart:style-name="ch9" chart:values-cell-range-address="nbench.B17:nbench.D17" chart:label-cell-address="nbench.A17:nbench.A1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</text:p>
                <draw:g>
                  <svg:desc>nbench.B15:nbench.D15</svg:desc>
                </draw:g>
              </table:table-cell>
              <table:table-cell office:value-type="string">
                <text:p>Integer</text:p>
              </table:table-cell>
              <table:table-cell office:value-type="string">
                <text:p>Floating Point</text:p>
              </table:table-cell>
            </table:table-row>
          </table:table-header-rows>
          <table:table-rows>
            <table:table-row>
              <table:table-cell office:value-type="string">
                <text:p>x86</text:p>
                <draw:g>
                  <svg:desc>nbench.A16:nbench.A16</svg:desc>
                </draw:g>
              </table:table-cell>
              <table:table-cell office:value-type="float" office:value="0.551076950862899">
                <text:p>0.551076950862899</text:p>
                <draw:g>
                  <svg:desc>nbench.B16:nbench.D16</svg:desc>
                </draw:g>
              </table:table-cell>
              <table:table-cell office:value-type="float" office:value="0.513116167406229">
                <text:p>0.513116167406229</text:p>
              </table:table-cell>
              <table:table-cell office:value-type="float" office:value="0.885631098925027">
                <text:p>0.885631098925027</text:p>
              </table:table-cell>
            </table:table-row>
            <table:table-row>
              <table:table-cell office:value-type="string">
                <text:p>ARM</text:p>
                <draw:g>
                  <svg:desc>nbench.A17:nbench.A17</svg:desc>
                </draw:g>
              </table:table-cell>
              <table:table-cell office:value-type="float" office:value="1">
                <text:p>1</text:p>
                <draw:g>
                  <svg:desc>nbench.B17:nbench.D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bar" chart:style-name="ch1">
        <chart:legend chart:legend-position="top" svg:x="10.797cm" svg:y="1.132cm" style:legend-expansion="wide" chart:style-name="ch2"/>
        <chart:plot-area chart:style-name="ch3" table:cell-range-address="nbench.A20:nbench.D22" chart:data-source-has-labels="both" svg:x="0.958cm" svg:y="2.804cm" svg:width="23.427cm" svg:height="15.717cm">
          <chartooo:coordinate-region svg:x="4.587cm" svg:y="2.804cm" svg:width="19.644cm" svg:height="14.832cm"/>
          <chart:axis chart:dimension="x" chart:name="primary-x" chart:style-name="ch4" chartooo:axis-type="auto">
            <chartooo:date-scale/>
            <chart:categories table:cell-range-address="nbench.B20:nbench.D20"/>
          </chart:axis>
          <chart:axis chart:dimension="y" chart:name="primary-y" chart:style-name="ch5">
            <chart:title svg:x="9.66cm" svg:y="18.928cm" chart:style-name="ch6">
              <text:p>Times Faster than ARM</text:p>
            </chart:title>
            <chart:grid chart:style-name="ch7" chart:class="major"/>
          </chart:axis>
          <chart:series chart:style-name="ch8" chart:values-cell-range-address="nbench.B21:nbench.D21" chart:label-cell-address="nbench.A21:nbench.A21" chart:class="chart:bar">
            <chart:data-point chart:repeated="3"/>
          </chart:series>
          <chart:series chart:style-name="ch9" chart:values-cell-range-address="nbench.B22:nbench.D22" chart:label-cell-address="nbench.A22:nbench.A2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</text:p>
                <draw:g>
                  <svg:desc>nbench.B20:nbench.D20</svg:desc>
                </draw:g>
              </table:table-cell>
              <table:table-cell office:value-type="string">
                <text:p>Integer</text:p>
              </table:table-cell>
              <table:table-cell office:value-type="string">
                <text:p>Floating Point</text:p>
              </table:table-cell>
            </table:table-row>
          </table:table-header-rows>
          <table:table-rows>
            <table:table-row>
              <table:table-cell office:value-type="string">
                <text:p>x86</text:p>
                <draw:g>
                  <svg:desc>nbench.A21:nbench.A21</svg:desc>
                </draw:g>
              </table:table-cell>
              <table:table-cell office:value-type="float" office:value="2.99349428943183">
                <text:p>2.99349428943183</text:p>
                <draw:g>
                  <svg:desc>nbench.B21:nbench.D21</svg:desc>
                </draw:g>
              </table:table-cell>
              <table:table-cell office:value-type="float" office:value="2.78728826262929">
                <text:p>2.78728826262929</text:p>
              </table:table-cell>
              <table:table-cell office:value-type="float" office:value="4.81081931121245">
                <text:p>4.81081931121245</text:p>
              </table:table-cell>
            </table:table-row>
            <table:table-row>
              <table:table-cell office:value-type="string">
                <text:p>ARM</text:p>
                <draw:g>
                  <svg:desc>nbench.A22:nbench.A22</svg:desc>
                </draw:g>
              </table:table-cell>
              <table:table-cell office:value-type="float" office:value="1">
                <text:p>1</text:p>
                <draw:g>
                  <svg:desc>nbench.B22:nbench.D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